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function</text:p>
      <text:p text:style-name="Preformatted_20_Text"><text:tab/>var</text:p>
      <text:p text:style-name="Preformatted_20_Text"><text:tab/><text:tab/>INTEGER i=o, num=0;</text:p>
      <text:p text:style-name="Preformatted_20_Text"><text:tab/>endvar</text:p>
      <text:p text:style-name="Preformatted_20_Text"><text:tab/>do</text:p>
      <text:p text:style-name="Preformatted_20_Text"><text:tab/><text:tab/>READ num;</text:p>
      <text:p text:style-name="Preformatted_20_Text"><text:tab/><text:tab/>i:=i+1;</text:p>
      <text:p text:style-name="Preformatted_20_Text"><text:tab/>while num&lt;10 AND num&gt;5000 OR i==3;</text:p>
      <text:p text:style-name="Preformatted_20_Text">endfun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9" meta:word-count="17" meta:character-count="109"/>
    <dc:date>2022-01-16T17:41:05.06</dc:date>
    <meta:generator>OpenOffice/4.1.6$Win32 OpenOffice.org_project/416m1$Build-9790</meta:generator>
  </office:meta>
</office:document-meta>
</file>